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2cm" svg:height="1.3cm" svg:x="14.2cm" svg:y="8.8cm">
          <text:p text:style-name="P1"><text:s text:c="11"/>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2cm" svg:height="1.3cm" svg:x="2.9cm" svg:y="8.8cm">
          <text:p text:style-name="P1">Client <text:s text:c="7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1.062cm" svg:x1="5cm" svg:y1="8.8cm" svg:x2="16.3cm" svg:y2="8.8cm" draw:start-shape="id1" draw:start-glue-point="0" draw:end-shape="id2" draw:end-glue-point="0" svg:d="m5000 8800c0-2344 11300-2344 11300 0" svg:viewBox="0 0 11301 1759">
          <text:p text:style-name="P1">Offer (SDP)</text:p>
        </draw:connector>
        <draw:connector draw:style-name="gr2" draw:text-style-name="P1" draw:layer="layout" draw:type="curve" draw:line-skew="1.049cm" svg:x1="16.3cm" svg:y1="10.1cm" svg:x2="5cm" svg:y2="10.1cm" draw:start-shape="id2" draw:start-glue-point="2" draw:end-shape="id1" draw:end-glue-point="2" svg:d="m16300 10100c0 2325-11300 2325-11300 0" svg:viewBox="0 0 11301 1745">
          <text:p text:style-name="P1">Answer (SDP)</text:p>
        </draw:connector>
        <draw:custom-shape draw:style-name="gr3" draw:text-style-name="P1" draw:layer="layout" svg:width="1.9cm" svg:height="0.8cm" svg:x="5.3cm" svg:y="9cm">
          <text:p text:style-name="P1">PC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0.8cm" svg:x="14.2cm" svg:y="9cm">
          <text:p text:style-name="P1">PC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6-19T14:25:06</meta:creation-date>
    <dc:date>2013-06-20T10:11:17</dc:date>
    <dc:creator>Marius Melzer</dc:creator>
    <meta:editing-duration>PT17M34S</meta:editing-duration>
    <meta:editing-cycles>4</meta:editing-cycles>
    <meta:generator>LibreOffice/3.6$Linux_X86_64 LibreOffice_project/360m1$Build-2</meta:generator>
    <meta:document-statistic meta:object-count="6"/>
  </office:meta>
</office:document-meta>
</file>